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ActionForm.getXml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BeanActionForm.reset( ActionMapping mapping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ActionForm.invokeFactoryMethod( String methodName , Class [ ] argTypes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ActionForm.XmlBeanActionForm( Object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ActionForm.XmlBeanAction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ActionForm.setXmlString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